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paragraph-rsid="000f47b8"/>
    </style:style>
    <style:style style:name="P2" style:family="paragraph" style:parent-style-name="Text_20_body">
      <style:text-properties officeooo:rsid="000eed2d" officeooo:paragraph-rsid="000eed2d"/>
    </style:style>
    <style:style style:name="P3" style:family="paragraph" style:parent-style-name="Text_20_body">
      <style:text-properties officeooo:rsid="000cf38c" officeooo:paragraph-rsid="000cf38c"/>
    </style:style>
    <style:style style:name="P4" style:family="paragraph" style:parent-style-name="Text_20_body">
      <style:text-properties officeooo:rsid="000b2e48" officeooo:paragraph-rsid="000b2e48"/>
    </style:style>
    <style:style style:name="P5" style:family="paragraph" style:parent-style-name="Text_20_body">
      <style:text-properties officeooo:rsid="000b970b" officeooo:paragraph-rsid="000b970b"/>
    </style:style>
    <style:style style:name="P6" style:family="paragraph" style:parent-style-name="Text_20_body" style:list-style-name="L1">
      <style:text-properties officeooo:rsid="0014c095" officeooo:paragraph-rsid="0014c095"/>
    </style:style>
    <style:style style:name="P7" style:family="paragraph" style:parent-style-name="Text_20_body" style:list-style-name="L2">
      <style:text-properties officeooo:paragraph-rsid="000f4b21"/>
    </style:style>
    <style:style style:name="P8" style:family="paragraph" style:parent-style-name="Text_20_body" style:list-style-name="L2">
      <style:text-properties officeooo:paragraph-rsid="00106d3f"/>
    </style:style>
    <style:style style:name="P9" style:family="paragraph" style:parent-style-name="Text_20_body" style:list-style-name="L2">
      <style:text-properties officeooo:paragraph-rsid="00141a00"/>
    </style:style>
    <style:style style:name="P10" style:family="paragraph" style:parent-style-name="Text_20_body" style:list-style-name="L2">
      <style:text-properties fo:font-weight="bold" officeooo:rsid="0014b93a" officeooo:paragraph-rsid="0014b93a" style:font-weight-asian="bold" style:font-weight-complex="bold"/>
    </style:style>
    <style:style style:name="P11" style:family="paragraph" style:parent-style-name="Text_20_body" style:list-style-name="L2">
      <style:text-properties officeooo:rsid="00139627" officeooo:paragraph-rsid="00139627"/>
    </style:style>
    <style:style style:name="P12" style:family="paragraph" style:parent-style-name="Text_20_body" style:list-style-name="L2">
      <style:text-properties officeooo:rsid="00141ab5" officeooo:paragraph-rsid="00141ab5"/>
    </style:style>
    <style:style style:name="P13" style:family="paragraph" style:parent-style-name="Text_20_body" style:list-style-name="L3">
      <style:text-properties officeooo:paragraph-rsid="0007b172"/>
    </style:style>
    <style:style style:name="P14" style:family="paragraph" style:parent-style-name="Text_20_body" style:list-style-name="L3">
      <style:text-properties officeooo:rsid="0007b172" officeooo:paragraph-rsid="0007b172"/>
    </style:style>
    <style:style style:name="P15" style:family="paragraph" style:parent-style-name="Text_20_body" style:list-style-name="L3">
      <style:text-properties officeooo:rsid="000eed2d" officeooo:paragraph-rsid="000eed2d"/>
    </style:style>
    <style:style style:name="P16" style:family="paragraph" style:parent-style-name="Heading_20_1">
      <style:text-properties officeooo:rsid="0007b172"/>
    </style:style>
    <style:style style:name="P17" style:family="paragraph" style:parent-style-name="Heading_20_1">
      <style:text-properties officeooo:rsid="00099b50" officeooo:paragraph-rsid="00099b50"/>
    </style:style>
    <style:style style:name="P18" style:family="paragraph" style:parent-style-name="Heading_20_2">
      <style:text-properties officeooo:rsid="0014c095"/>
    </style:style>
    <style:style style:name="P19" style:family="paragraph" style:parent-style-name="Heading_20_2">
      <style:text-properties officeooo:rsid="000f4b21"/>
    </style:style>
    <style:style style:name="P20"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color="#800000"/>
    </style:style>
    <style:style style:name="T5" style:family="text">
      <style:text-properties officeooo:rsid="000786fb"/>
    </style:style>
    <style:style style:name="T6" style:family="text">
      <style:text-properties officeooo:rsid="0007b172"/>
    </style:style>
    <style:style style:name="T7" style:family="text">
      <style:text-properties fo:font-weight="normal" style:font-weight-asian="normal" style:font-weight-complex="normal"/>
    </style:style>
    <style:style style:name="T8" style:family="text">
      <style:text-properties officeooo:rsid="000f47b8"/>
    </style:style>
    <style:style style:name="T9" style:family="text">
      <style:text-properties officeooo:rsid="000f4b21"/>
    </style:style>
    <style:style style:name="T10" style:family="text">
      <style:text-properties officeooo:rsid="00106d3f"/>
    </style:style>
    <style:style style:name="T11" style:family="text">
      <style:text-properties officeooo:rsid="00125f61"/>
    </style:style>
    <style:style style:name="T12" style:family="text">
      <style:text-properties officeooo:rsid="00141a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5">at </text:span><text:a xlink:type="simple" xlink:href="http://reader.tomtasche.at/">reader.tomtasche.at</text:a>.</text:p>
      <text:h text:style-name="P16" text:outline-level="1">What's new</text:h>
      <text:h text:style-name="P18" text:outline-level="2">Version 2.9.2</text:h>
      <text:list xml:id="list367999399640694584" text:style-name="L1">
        <text:list-item>
          <text:p text:style-name="P6">fixed decryption of documents</text:p>
          <text:list>
            <text:list-item>
              <text:p text:style-name="P6">thanks Mike!</text:p>
            </text:list-item>
          </text:list>
        </text:list-item>
      </text:list>
      <text:h text:style-name="P19" text:outline-level="2">Version 2.9.1</text:h>
      <text:list xml:id="list1747689653971862471" text:style-name="L2">
        <text:list-item>
          <text:p text:style-name="P7"><text:span text:style-name="T11">y</text:span><text:span text:style-name="T9">ou guys came up with some really cool ideas, so we decided to throw in yet another quick update. Thanks for your suggestions and feedback!</text:span></text:p>
        </text:list-item>
        <text:list-item>
          <text:p text:style-name="P10">the new permission is needed for creating shortcuts on your homescreen. It's harmless. We won't create shortcuts unless you ask us to do so.</text:p>
        </text:list-item>
        <text:list-item>
          <text:p text:style-name="P8"><text:span text:style-name="T11">a</text:span><text:span text:style-name="T10">s of 2.9 we limit how much of a spreadsheet you can see. Now you can see the whole document again if you wish to do so (hit „Reload without limit“ in the menu)</text:span></text:p>
          <text:list>
            <text:list-item>
              <text:p text:style-name="P11">thanks Cody and Roger for reporting this</text:p>
            </text:list-item>
          </text:list>
        </text:list-item>
        <text:list-item>
          <text:p text:style-name="P8"><text:span text:style-name="T10">„</text:span><text:span text:style-name="T11">Choose file from device“ has been fixed to look cleaner and not show all files twice</text:span></text:p>
          <text:list>
            <text:list-item>
              <text:p text:style-name="P11">thanks Mr. Anonymous for reporting this</text:p>
            </text:list-item>
          </text:list>
        </text:list-item>
        <text:list-item>
          <text:p text:style-name="P9"><text:span text:style-name="T12">if there's a document you have to open again and again, you can now create a shortcut on your homescreen, which starts the app </text:span><text:span text:style-name="T3">and</text:span><text:span text:style-name="T12"> automatically loads the selected document</text:span></text:p>
        </text:list-item>
        <text:list-item>
          <text:p text:style-name="P12">a few new translations – thanks to everybody who helped!</text:p>
        </text:list-item>
      </text:list>
      <text:h text:style-name="P20" text:outline-level="2">Version 2.9</text:h>
      <text:list xml:id="list3961289278167659797" text:style-name="L3">
        <text:list-item>
          <text:p text:style-name="P14">as usual: performance improvements and other work under the hood</text:p>
        </text:list-item>
        <text:list-item>
          <text:p text:style-name="P13"><text:span text:style-name="T2">Irish translation</text:span><text:span text:style-name="T6">. Thanks Seanán! If you want to help translate this app into other languages, head over to </text:span><text:a xlink:type="simple" xlink:href="https://crowdin.net/project/opendocument"><text:span text:style-name="T6">crowdin.net/project/opendocument</text:span></text:a></text:p>
        </text:list-item>
        <text:list-item>
          <text:p text:style-name="P13"><text:span text:style-name="T6">basic </text:span><text:span text:style-name="T2">support for presentations</text:span><text:span text:style-name="T6"> (.odp)! We're sure there's still a lot of files which </text:span><text:soft-page-break/><text:span text:style-name="T6">won't display correctly, so please send us your files if you want us to improve the app.</text:span></text:p>
        </text:list-item>
        <text:list-item>
          <text:p text:style-name="P14">instead of crashing, the app now asks you for the password again if you didn't enter a valid one</text:p>
        </text:list-item>
        <text:list-item>
          <text:p text:style-name="P14">txt, jpeg and png files now open directly in the app, without uploading the files to our servers</text:p>
        </text:list-item>
        <text:list-item>
          <text:p text:style-name="P15">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6-08T17:12:22</dc:date>
    <dc:creator>Thomas Taschauer</dc:creator>
    <meta:editing-duration>PT2H43M9S</meta:editing-duration>
    <meta:editing-cycles>158</meta:editing-cycles>
    <meta:generator>LibreOffice/4.0.2.2$Linux_X86_64 LibreOffice_project/400m0$Build-2</meta:generator>
    <meta:document-statistic meta:table-count="0" meta:image-count="0" meta:object-count="0" meta:page-count="2" meta:paragraph-count="28" meta:word-count="404" meta:character-count="2297" meta:non-whitespace-character-count="1936"/>
  </office:meta>
</office:document-meta>
</file>